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598in"/>
    </style:style>
    <style:style style:name="co3" style:family="table-column">
      <style:table-column-properties fo:break-before="auto" style:column-width="1.4063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Demographic" table:style-name="ta1">
        <table:shapes>
          <draw:frame draw:z-index="0" draw:style-name="gr1" draw:text-style-name="P1" svg:width="6.2988in" svg:height="3.5429in" svg:x="4.2862in" svg:y="0.8969in">
            <draw:object draw:notify-on-update-of-ranges="Demographic.A1:Demographic.A1 Demographic.A2:Demographic.A52 Demographic.B1:Demographic.B1 Demographic.B2:Demographic.B5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Squirrels</text:p>
          </table:table-cell>
          <table:table-cell/>
          <table:table-cell office:value-type="string" calcext:value-type="string">
            <text:p>Parameters</text:p>
          </table:table-cell>
          <table:table-cell office:value-type="string" calcext:value-type="string">
            <text:p>Birth Rate</text:p>
          </table:table-cell>
          <table:table-cell office:value-type="string" calcext:value-type="string">
            <text:p>Death Rate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Mean</text:p>
          </table:table-cell>
          <table:table-cell office:value-type="float" office:value="0.2" calcext:value-type="float">
            <text:p>0.2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NORMINV(RAND(); MeanBR; StDevBR) * [.B2]-NORMINV(RAND();MeanDR;StDevDR*[.B2])" office:value-type="float" office:value="277.842554680729" calcext:value-type="float">
            <text:p>277.8425546807</text:p>
          </table:table-cell>
          <table:table-cell/>
          <table:table-cell office:value-type="string" calcext:value-type="string">
            <text:p>Std. Dev.</text:p>
          </table:table-cell>
          <table:table-cell office:value-type="float" office:value="0.4" calcext:value-type="float">
            <text:p>0.4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NORMINV(RAND(); MeanBR; StDevBR) * [.B3]-NORMINV(RAND();MeanDR;StDevDR*[.B3])" office:value-type="float" office:value="359.184884775327" calcext:value-type="float">
            <text:p>359.1848847753</text:p>
          </table:table-cell>
          <table:table-cell table:number-columns-repeated="4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NORMINV(RAND(); MeanBR; StDevBR) * [.B4]-NORMINV(RAND();MeanDR;StDevDR*[.B4])" office:value-type="float" office:value="194.705285440908" calcext:value-type="float">
            <text:p>194.7052854409</text:p>
          </table:table-cell>
          <table:table-cell table:number-columns-repeated="4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NORMINV(RAND(); MeanBR; StDevBR) * [.B5]-NORMINV(RAND();MeanDR;StDevDR*[.B5])" office:value-type="float" office:value="193.737144608176" calcext:value-type="float">
            <text:p>193.7371446082</text:p>
          </table:table-cell>
          <table:table-cell table:number-columns-repeated="4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NORMINV(RAND(); MeanBR; StDevBR) * [.B6]-NORMINV(RAND();MeanDR;StDevDR*[.B6])" office:value-type="float" office:value="380.135805297872" calcext:value-type="float">
            <text:p>380.1358052979</text:p>
          </table:table-cell>
          <table:table-cell table:number-columns-repeated="4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NORMINV(RAND(); MeanBR; StDevBR) * [.B7]-NORMINV(RAND();MeanDR;StDevDR*[.B7])" office:value-type="float" office:value="601.797512024704" calcext:value-type="float">
            <text:p>601.7975120247</text:p>
          </table:table-cell>
          <table:table-cell table:number-columns-repeated="4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NORMINV(RAND(); MeanBR; StDevBR) * [.B8]-NORMINV(RAND();MeanDR;StDevDR*[.B8])" office:value-type="float" office:value="612.484848717647" calcext:value-type="float">
            <text:p>612.4848487176</text:p>
          </table:table-cell>
          <table:table-cell table:number-columns-repeated="4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NORMINV(RAND(); MeanBR; StDevBR) * [.B9]-NORMINV(RAND();MeanDR;StDevDR*[.B9])" office:value-type="float" office:value="862.1795639435" calcext:value-type="float">
            <text:p>862.1795639435</text:p>
          </table:table-cell>
          <table:table-cell table:number-columns-repeated="4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NORMINV(RAND(); MeanBR; StDevBR) * [.B10]-NORMINV(RAND();MeanDR;StDevDR*[.B10])" office:value-type="float" office:value="1228.17576831784" calcext:value-type="float">
            <text:p>1228.1757683178</text:p>
          </table:table-cell>
          <table:table-cell table:number-columns-repeated="4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[.B11]+NORMINV(RAND(); MeanBR; StDevBR) * [.B11]-NORMINV(RAND();MeanDR;StDevDR*[.B11])" office:value-type="float" office:value="1765.23913800673" calcext:value-type="float">
            <text:p>1765.2391380067</text:p>
          </table:table-cell>
          <table:table-cell table:number-columns-repeated="4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[.B12]+NORMINV(RAND(); MeanBR; StDevBR) * [.B12]-NORMINV(RAND();MeanDR;StDevDR*[.B12])" office:value-type="float" office:value="1970.8356216682" calcext:value-type="float">
            <text:p>1970.8356216682</text:p>
          </table:table-cell>
          <table:table-cell table:number-columns-repeated="4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[.B13]+NORMINV(RAND(); MeanBR; StDevBR) * [.B13]-NORMINV(RAND();MeanDR;StDevDR*[.B13])" office:value-type="float" office:value="2998.02219936604" calcext:value-type="float">
            <text:p>2998.0221993661</text:p>
          </table:table-cell>
          <table:table-cell table:number-columns-repeated="4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+NORMINV(RAND(); MeanBR; StDevBR) * [.B14]-NORMINV(RAND();MeanDR;StDevDR*[.B14])" office:value-type="float" office:value="4971.37370820411" calcext:value-type="float">
            <text:p>4971.3737082041</text:p>
          </table:table-cell>
          <table:table-cell table:number-columns-repeated="4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B15]+NORMINV(RAND(); MeanBR; StDevBR) * [.B15]-NORMINV(RAND();MeanDR;StDevDR*[.B15])" office:value-type="float" office:value="9271.34181340591" calcext:value-type="float">
            <text:p>9271.3418134059</text:p>
          </table:table-cell>
          <table:table-cell table:number-columns-repeated="4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B16]+NORMINV(RAND(); MeanBR; StDevBR) * [.B16]-NORMINV(RAND();MeanDR;StDevDR*[.B16])" office:value-type="float" office:value="14160.6690395687" calcext:value-type="float">
            <text:p>14160.6690395687</text:p>
          </table:table-cell>
          <table:table-cell table:number-columns-repeated="4"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table:formula="of:=[.B17]+NORMINV(RAND(); MeanBR; StDevBR) * [.B17]-NORMINV(RAND();MeanDR;StDevDR*[.B17])" office:value-type="float" office:value="21914.6780754737" calcext:value-type="float">
            <text:p>21914.6780754737</text:p>
          </table:table-cell>
          <table:table-cell table:number-columns-repeated="4"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table:formula="of:=[.B18]+NORMINV(RAND(); MeanBR; StDevBR) * [.B18]-NORMINV(RAND();MeanDR;StDevDR*[.B18])" office:value-type="float" office:value="11433.0583725908" calcext:value-type="float">
            <text:p>11433.0583725908</text:p>
          </table:table-cell>
          <table:table-cell table:number-columns-repeated="4"/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table:formula="of:=[.B19]+NORMINV(RAND(); MeanBR; StDevBR) * [.B19]-NORMINV(RAND();MeanDR;StDevDR*[.B19])" office:value-type="float" office:value="15408.3526734808" calcext:value-type="float">
            <text:p>15408.3526734808</text:p>
          </table:table-cell>
          <table:table-cell table:number-columns-repeated="4"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table:formula="of:=[.B20]+NORMINV(RAND(); MeanBR; StDevBR) * [.B20]-NORMINV(RAND();MeanDR;StDevDR*[.B20])" office:value-type="float" office:value="15754.3436834804" calcext:value-type="float">
            <text:p>15754.3436834804</text:p>
          </table:table-cell>
          <table:table-cell table:number-columns-repeated="4"/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table:formula="of:=[.B21]+NORMINV(RAND(); MeanBR; StDevBR) * [.B21]-NORMINV(RAND();MeanDR;StDevDR*[.B21])" office:value-type="float" office:value="18092.1700351782" calcext:value-type="float">
            <text:p>18092.1700351782</text:p>
          </table:table-cell>
          <table:table-cell table:number-columns-repeated="4"/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table:formula="of:=[.B22]+NORMINV(RAND(); MeanBR; StDevBR) * [.B22]-NORMINV(RAND();MeanDR;StDevDR*[.B22])" office:value-type="float" office:value="-1004.46824308515" calcext:value-type="float">
            <text:p>-1004.4682430852</text:p>
          </table:table-cell>
          <table:table-cell table:number-columns-repeated="4"/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table:formula="of:=[.B23]+NORMINV(RAND(); MeanBR; StDevBR) * [.B23]-NORMINV(RAND();MeanDR;StDevDR*[.B23])" office:value-type="string" office:string-value="Err:502" calcext:value-type="error">
            <text:p>Err:502</text:p>
          </table:table-cell>
          <table:table-cell table:number-columns-repeated="4"/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table:formula="of:=[.B24]+NORMINV(RAND(); MeanBR; StDevBR) * [.B24]-NORMINV(RAND();MeanDR;StDevDR*[.B24])" office:value-type="string" office:string-value="Err:502" calcext:value-type="error">
            <text:p>Err:502</text:p>
          </table:table-cell>
          <table:table-cell table:number-columns-repeated="4"/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table:formula="of:=[.B25]+NORMINV(RAND(); MeanBR; StDevBR) * [.B25]-NORMINV(RAND();MeanDR;StDevDR*[.B25])" office:value-type="string" office:string-value="Err:502" calcext:value-type="error">
            <text:p>Err:502</text:p>
          </table:table-cell>
          <table:table-cell table:number-columns-repeated="4"/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table:formula="of:=[.B26]+NORMINV(RAND(); MeanBR; StDevBR) * [.B26]-NORMINV(RAND();MeanDR;StDevDR*[.B26])" office:value-type="string" office:string-value="Err:502" calcext:value-type="error">
            <text:p>Err:502</text:p>
          </table:table-cell>
          <table:table-cell table:number-columns-repeated="4"/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table:formula="of:=[.B27]+NORMINV(RAND(); MeanBR; StDevBR) * [.B27]-NORMINV(RAND();MeanDR;StDevDR*[.B27])" office:value-type="string" office:string-value="Err:502" calcext:value-type="error">
            <text:p>Err:502</text:p>
          </table:table-cell>
          <table:table-cell table:number-columns-repeated="4"/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table:formula="of:=[.B28]+NORMINV(RAND(); MeanBR; StDevBR) * [.B28]-NORMINV(RAND();MeanDR;StDevDR*[.B28])" office:value-type="string" office:string-value="Err:502" calcext:value-type="error">
            <text:p>Err:502</text:p>
          </table:table-cell>
          <table:table-cell table:number-columns-repeated="4"/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table:formula="of:=[.B29]+NORMINV(RAND(); MeanBR; StDevBR) * [.B29]-NORMINV(RAND();MeanDR;StDevDR*[.B29])" office:value-type="string" office:string-value="Err:502" calcext:value-type="error">
            <text:p>Err:502</text:p>
          </table:table-cell>
          <table:table-cell table:number-columns-repeated="4"/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table:formula="of:=[.B30]+NORMINV(RAND(); MeanBR; StDevBR) * [.B30]-NORMINV(RAND();MeanDR;StDevDR*[.B30])" office:value-type="string" office:string-value="Err:502" calcext:value-type="error">
            <text:p>Err:502</text:p>
          </table:table-cell>
          <table:table-cell table:number-columns-repeated="4"/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table:formula="of:=[.B31]+NORMINV(RAND(); MeanBR; StDevBR) * [.B31]-NORMINV(RAND();MeanDR;StDevDR*[.B31])" office:value-type="string" office:string-value="Err:502" calcext:value-type="error">
            <text:p>Err:502</text:p>
          </table:table-cell>
          <table:table-cell table:number-columns-repeated="4"/>
        </table:table-row>
        <table:table-row table:style-name="ro1">
          <table:table-cell table:formula="of:=[.A32]+1" office:value-type="float" office:value="31" calcext:value-type="float">
            <text:p>31</text:p>
          </table:table-cell>
          <table:table-cell table:formula="of:=[.B32]+NORMINV(RAND(); MeanBR; StDevBR) * [.B32]-NORMINV(RAND();MeanDR;StDevDR*[.B32])" office:value-type="string" office:string-value="Err:502" calcext:value-type="error">
            <text:p>Err:502</text:p>
          </table:table-cell>
          <table:table-cell table:number-columns-repeated="4"/>
        </table:table-row>
        <table:table-row table:style-name="ro1">
          <table:table-cell table:formula="of:=[.A33]+1" office:value-type="float" office:value="32" calcext:value-type="float">
            <text:p>32</text:p>
          </table:table-cell>
          <table:table-cell table:formula="of:=[.B33]+NORMINV(RAND(); MeanBR; StDevBR) * [.B33]-NORMINV(RAND();MeanDR;StDevDR*[.B33])" office:value-type="string" office:string-value="Err:502" calcext:value-type="error">
            <text:p>Err:502</text:p>
          </table:table-cell>
          <table:table-cell table:number-columns-repeated="4"/>
        </table:table-row>
        <table:table-row table:style-name="ro1">
          <table:table-cell table:formula="of:=[.A34]+1" office:value-type="float" office:value="33" calcext:value-type="float">
            <text:p>33</text:p>
          </table:table-cell>
          <table:table-cell table:formula="of:=[.B34]+NORMINV(RAND(); MeanBR; StDevBR) * [.B34]-NORMINV(RAND();MeanDR;StDevDR*[.B34])" office:value-type="string" office:string-value="Err:502" calcext:value-type="error">
            <text:p>Err:502</text:p>
          </table:table-cell>
          <table:table-cell table:number-columns-repeated="4"/>
        </table:table-row>
        <table:table-row table:style-name="ro1">
          <table:table-cell table:formula="of:=[.A35]+1" office:value-type="float" office:value="34" calcext:value-type="float">
            <text:p>34</text:p>
          </table:table-cell>
          <table:table-cell table:formula="of:=[.B35]+NORMINV(RAND(); MeanBR; StDevBR) * [.B35]-NORMINV(RAND();MeanDR;StDevDR*[.B35])" office:value-type="string" office:string-value="Err:502" calcext:value-type="error">
            <text:p>Err:502</text:p>
          </table:table-cell>
          <table:table-cell table:number-columns-repeated="4"/>
        </table:table-row>
        <table:table-row table:style-name="ro1">
          <table:table-cell table:formula="of:=[.A36]+1" office:value-type="float" office:value="35" calcext:value-type="float">
            <text:p>35</text:p>
          </table:table-cell>
          <table:table-cell table:formula="of:=[.B36]+NORMINV(RAND(); MeanBR; StDevBR) * [.B36]-NORMINV(RAND();MeanDR;StDevDR*[.B36])" office:value-type="string" office:string-value="Err:502" calcext:value-type="error">
            <text:p>Err:502</text:p>
          </table:table-cell>
          <table:table-cell table:number-columns-repeated="4"/>
        </table:table-row>
        <table:table-row table:style-name="ro1">
          <table:table-cell table:formula="of:=[.A37]+1" office:value-type="float" office:value="36" calcext:value-type="float">
            <text:p>36</text:p>
          </table:table-cell>
          <table:table-cell table:formula="of:=[.B37]+NORMINV(RAND(); MeanBR; StDevBR) * [.B37]-NORMINV(RAND();MeanDR;StDevDR*[.B37])" office:value-type="string" office:string-value="Err:502" calcext:value-type="error">
            <text:p>Err:502</text:p>
          </table:table-cell>
          <table:table-cell table:number-columns-repeated="4"/>
        </table:table-row>
        <table:table-row table:style-name="ro1">
          <table:table-cell table:formula="of:=[.A38]+1" office:value-type="float" office:value="37" calcext:value-type="float">
            <text:p>37</text:p>
          </table:table-cell>
          <table:table-cell table:formula="of:=[.B38]+NORMINV(RAND(); MeanBR; StDevBR) * [.B38]-NORMINV(RAND();MeanDR;StDevDR*[.B38])" office:value-type="string" office:string-value="Err:502" calcext:value-type="error">
            <text:p>Err:502</text:p>
          </table:table-cell>
          <table:table-cell table:number-columns-repeated="4"/>
        </table:table-row>
        <table:table-row table:style-name="ro1">
          <table:table-cell table:formula="of:=[.A39]+1" office:value-type="float" office:value="38" calcext:value-type="float">
            <text:p>38</text:p>
          </table:table-cell>
          <table:table-cell table:formula="of:=[.B39]+NORMINV(RAND(); MeanBR; StDevBR) * [.B39]-NORMINV(RAND();MeanDR;StDevDR*[.B39])" office:value-type="string" office:string-value="Err:502" calcext:value-type="error">
            <text:p>Err:502</text:p>
          </table:table-cell>
          <table:table-cell table:number-columns-repeated="4"/>
        </table:table-row>
        <table:table-row table:style-name="ro1">
          <table:table-cell table:formula="of:=[.A40]+1" office:value-type="float" office:value="39" calcext:value-type="float">
            <text:p>39</text:p>
          </table:table-cell>
          <table:table-cell table:formula="of:=[.B40]+NORMINV(RAND(); MeanBR; StDevBR) * [.B40]-NORMINV(RAND();MeanDR;StDevDR*[.B40])" office:value-type="string" office:string-value="Err:502" calcext:value-type="error">
            <text:p>Err:502</text:p>
          </table:table-cell>
          <table:table-cell table:number-columns-repeated="4"/>
        </table:table-row>
        <table:table-row table:style-name="ro1">
          <table:table-cell table:formula="of:=[.A41]+1" office:value-type="float" office:value="40" calcext:value-type="float">
            <text:p>40</text:p>
          </table:table-cell>
          <table:table-cell table:formula="of:=[.B41]+NORMINV(RAND(); MeanBR; StDevBR) * [.B41]-NORMINV(RAND();MeanDR;StDevDR*[.B41])" office:value-type="string" office:string-value="Err:502" calcext:value-type="error">
            <text:p>Err:502</text:p>
          </table:table-cell>
          <table:table-cell table:number-columns-repeated="4"/>
        </table:table-row>
        <table:table-row table:style-name="ro1">
          <table:table-cell table:formula="of:=[.A42]+1" office:value-type="float" office:value="41" calcext:value-type="float">
            <text:p>41</text:p>
          </table:table-cell>
          <table:table-cell table:formula="of:=[.B42]+NORMINV(RAND(); MeanBR; StDevBR) * [.B42]-NORMINV(RAND();MeanDR;StDevDR*[.B42])" office:value-type="string" office:string-value="Err:502" calcext:value-type="error">
            <text:p>Err:502</text:p>
          </table:table-cell>
          <table:table-cell table:number-columns-repeated="4"/>
        </table:table-row>
        <table:table-row table:style-name="ro1">
          <table:table-cell table:formula="of:=[.A43]+1" office:value-type="float" office:value="42" calcext:value-type="float">
            <text:p>42</text:p>
          </table:table-cell>
          <table:table-cell table:formula="of:=[.B43]+NORMINV(RAND(); MeanBR; StDevBR) * [.B43]-NORMINV(RAND();MeanDR;StDevDR*[.B43])" office:value-type="string" office:string-value="Err:502" calcext:value-type="error">
            <text:p>Err:502</text:p>
          </table:table-cell>
          <table:table-cell table:number-columns-repeated="4"/>
        </table:table-row>
        <table:table-row table:style-name="ro1">
          <table:table-cell table:formula="of:=[.A44]+1" office:value-type="float" office:value="43" calcext:value-type="float">
            <text:p>43</text:p>
          </table:table-cell>
          <table:table-cell table:formula="of:=[.B44]+NORMINV(RAND(); MeanBR; StDevBR) * [.B44]-NORMINV(RAND();MeanDR;StDevDR*[.B44])" office:value-type="string" office:string-value="Err:502" calcext:value-type="error">
            <text:p>Err:502</text:p>
          </table:table-cell>
          <table:table-cell table:number-columns-repeated="4"/>
        </table:table-row>
        <table:table-row table:style-name="ro1">
          <table:table-cell table:formula="of:=[.A45]+1" office:value-type="float" office:value="44" calcext:value-type="float">
            <text:p>44</text:p>
          </table:table-cell>
          <table:table-cell table:formula="of:=[.B45]+NORMINV(RAND(); MeanBR; StDevBR) * [.B45]-NORMINV(RAND();MeanDR;StDevDR*[.B45])" office:value-type="string" office:string-value="Err:502" calcext:value-type="error">
            <text:p>Err:502</text:p>
          </table:table-cell>
          <table:table-cell table:number-columns-repeated="4"/>
        </table:table-row>
        <table:table-row table:style-name="ro1">
          <table:table-cell table:formula="of:=[.A46]+1" office:value-type="float" office:value="45" calcext:value-type="float">
            <text:p>45</text:p>
          </table:table-cell>
          <table:table-cell table:formula="of:=[.B46]+NORMINV(RAND(); MeanBR; StDevBR) * [.B46]-NORMINV(RAND();MeanDR;StDevDR*[.B46])" office:value-type="string" office:string-value="Err:502" calcext:value-type="error">
            <text:p>Err:502</text:p>
          </table:table-cell>
          <table:table-cell table:number-columns-repeated="4"/>
        </table:table-row>
        <table:table-row table:style-name="ro1">
          <table:table-cell table:formula="of:=[.A47]+1" office:value-type="float" office:value="46" calcext:value-type="float">
            <text:p>46</text:p>
          </table:table-cell>
          <table:table-cell table:formula="of:=[.B47]+NORMINV(RAND(); MeanBR; StDevBR) * [.B47]-NORMINV(RAND();MeanDR;StDevDR*[.B47])" office:value-type="string" office:string-value="Err:502" calcext:value-type="error">
            <text:p>Err:502</text:p>
          </table:table-cell>
          <table:table-cell table:number-columns-repeated="4"/>
        </table:table-row>
        <table:table-row table:style-name="ro1">
          <table:table-cell table:formula="of:=[.A48]+1" office:value-type="float" office:value="47" calcext:value-type="float">
            <text:p>47</text:p>
          </table:table-cell>
          <table:table-cell table:formula="of:=[.B48]+NORMINV(RAND(); MeanBR; StDevBR) * [.B48]-NORMINV(RAND();MeanDR;StDevDR*[.B48])" office:value-type="string" office:string-value="Err:502" calcext:value-type="error">
            <text:p>Err:502</text:p>
          </table:table-cell>
          <table:table-cell table:number-columns-repeated="4"/>
        </table:table-row>
        <table:table-row table:style-name="ro1">
          <table:table-cell table:formula="of:=[.A49]+1" office:value-type="float" office:value="48" calcext:value-type="float">
            <text:p>48</text:p>
          </table:table-cell>
          <table:table-cell table:formula="of:=[.B49]+NORMINV(RAND(); MeanBR; StDevBR) * [.B49]-NORMINV(RAND();MeanDR;StDevDR*[.B49])" office:value-type="string" office:string-value="Err:502" calcext:value-type="error">
            <text:p>Err:502</text:p>
          </table:table-cell>
          <table:table-cell table:number-columns-repeated="4"/>
        </table:table-row>
        <table:table-row table:style-name="ro1">
          <table:table-cell table:formula="of:=[.A50]+1" office:value-type="float" office:value="49" calcext:value-type="float">
            <text:p>49</text:p>
          </table:table-cell>
          <table:table-cell table:formula="of:=[.B50]+NORMINV(RAND(); MeanBR; StDevBR) * [.B50]-NORMINV(RAND();MeanDR;StDevDR*[.B50])" office:value-type="string" office:string-value="Err:502" calcext:value-type="error">
            <text:p>Err:502</text:p>
          </table:table-cell>
          <table:table-cell table:number-columns-repeated="4"/>
        </table:table-row>
        <table:table-row table:style-name="ro1">
          <table:table-cell table:formula="of:=[.A51]+1" office:value-type="float" office:value="50" calcext:value-type="float">
            <text:p>50</text:p>
          </table:table-cell>
          <table:table-cell table:formula="of:=[.B51]+NORMINV(RAND(); MeanBR; StDevBR) * [.B51]-NORMINV(RAND();MeanDR;StDevDR*[.B51])" office:value-type="string" office:string-value="Err:502" calcext:value-type="error">
            <text:p>Err:502</text:p>
          </table:table-cell>
          <table:table-cell table:number-columns-repeated="4"/>
        </table:table-row>
      </table:table>
      <table:table table:name="Environmental" table:style-name="ta1">
        <table:shapes>
          <draw:frame draw:z-index="0" draw:style-name="gr1" draw:text-style-name="P1" svg:width="6.2988in" svg:height="3.5429in" svg:x="3.7366in" svg:y="1.5768in">
            <draw:object draw:notify-on-update-of-ranges="Environmental.A1:Environmental.A1 Environmental.A2:Environmental.A32 Environmental.B1:Environmental.B1 Environmental.B2:Environmental.B3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Squirrels</text:p>
          </table:table-cell>
          <table:table-cell office:value-type="string" calcext:value-type="string">
            <text:p>Random # </text:p>
          </table:table-cell>
          <table:table-cell office:value-type="string" calcext:value-type="string">
            <text:p>Catastrophe?</text:p>
          </table:table-cell>
          <table:table-cell office:value-type="string" calcext:value-type="string">
            <text:p>Parameter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RAND()" office:value-type="float" office:value="0.872782606398687" calcext:value-type="float">
            <text:p>0.8727826064</text:p>
          </table:table-cell>
          <table:table-cell table:style-name="ce1" table:formula="of:=IF(CC&lt;=[.C2]; &quot;Yes&quot;;&quot;No&quot;)" office:value-type="string" office:string-value="Yes" calcext:value-type="string">
            <text:p>Yes</text:p>
          </table:table-cell>
          <table:table-cell office:value-type="string" calcext:value-type="string">
            <text:p>Fixed BR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IF([.C2]&lt;=CC;MultBR;1)*FixedBR*[.B2]-IF([.C2]&lt;=CC;MultDR;1)*FixedDR*[.B2]" office:value-type="float" office:value="206" calcext:value-type="float">
            <text:p>206</text:p>
          </table:table-cell>
          <table:table-cell table:formula="of:=RAND()" office:value-type="float" office:value="0.649370265426114" calcext:value-type="float">
            <text:p>0.6493702654</text:p>
          </table:table-cell>
          <table:table-cell table:style-name="ce1" table:formula="of:=IF(CC&lt;=[.C3]; &quot;Yes&quot;;&quot;No&quot;)" office:value-type="string" office:string-value="Yes" calcext:value-type="string">
            <text:p>Yes</text:p>
          </table:table-cell>
          <table:table-cell office:value-type="string" calcext:value-type="string">
            <text:p>Fixed DR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IF([.C3]&lt;=CC;MultBR;1)*FixedBR*[.B3]-IF([.C3]&lt;=CC;MultDR;1)*FixedDR*[.B3]" office:value-type="float" office:value="212.18" calcext:value-type="float">
            <text:p>212.18</text:p>
          </table:table-cell>
          <table:table-cell table:formula="of:=RAND()" office:value-type="float" office:value="0.487045931397006" calcext:value-type="float">
            <text:p>0.4870459314</text:p>
          </table:table-cell>
          <table:table-cell table:style-name="ce1" table:formula="of:=IF(CC&lt;=[.C4]; &quot;Yes&quot;;&quot;No&quot;)" office:value-type="string" office:string-value="Yes" calcext:value-type="string">
            <text:p>Yes</text:p>
          </table:table-cell>
          <table:table-cell office:value-type="string" calcext:value-type="string">
            <text:p>Chance Catastrophe</text:p>
          </table:table-cell>
          <table:table-cell office:value-type="float" office:value="0.0625" calcext:value-type="float">
            <text:p>0.0625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IF([.C4]&lt;=CC;MultBR;1)*FixedBR*[.B4]-IF([.C4]&lt;=CC;MultDR;1)*FixedDR*[.B4]" office:value-type="float" office:value="218.5454" calcext:value-type="float">
            <text:p>218.5454</text:p>
          </table:table-cell>
          <table:table-cell table:formula="of:=RAND()" office:value-type="float" office:value="0.258132917108014" calcext:value-type="float">
            <text:p>0.2581329171</text:p>
          </table:table-cell>
          <table:table-cell table:style-name="ce1" table:formula="of:=IF(CC&lt;=[.C5]; &quot;Yes&quot;;&quot;No&quot;)" office:value-type="string" office:string-value="Yes" calcext:value-type="string">
            <text:p>Yes</text:p>
          </table:table-cell>
          <table:table-cell office:value-type="string" calcext:value-type="string">
            <text:p>Multiplier on BR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IF([.C5]&lt;=CC;MultBR;1)*FixedBR*[.B5]-IF([.C5]&lt;=CC;MultDR;1)*FixedDR*[.B5]" office:value-type="float" office:value="225.101762" calcext:value-type="float">
            <text:p>225.101762</text:p>
          </table:table-cell>
          <table:table-cell table:formula="of:=RAND()" office:value-type="float" office:value="0.536104377824813" calcext:value-type="float">
            <text:p>0.5361043778</text:p>
          </table:table-cell>
          <table:table-cell table:style-name="ce1" table:formula="of:=IF(CC&lt;=[.C6]; &quot;Yes&quot;;&quot;No&quot;)" office:value-type="string" office:string-value="Yes" calcext:value-type="string">
            <text:p>Yes</text:p>
          </table:table-cell>
          <table:table-cell office:value-type="string" calcext:value-type="string">
            <text:p>Multiplier on DR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IF([.C6]&lt;=CC;MultBR;1)*FixedBR*[.B6]-IF([.C6]&lt;=CC;MultDR;1)*FixedDR*[.B6]" office:value-type="float" office:value="231.85481486" calcext:value-type="float">
            <text:p>231.85481486</text:p>
          </table:table-cell>
          <table:table-cell table:formula="of:=RAND()" office:value-type="float" office:value="0.0622826961334795" calcext:value-type="float">
            <text:p>0.0622826961</text:p>
          </table:table-cell>
          <table:table-cell table:style-name="ce1" table:formula="of:=IF(CC&lt;=[.C7]; &quot;Yes&quot;;&quot;No&quot;)" office:value-type="string" office:string-value="No" calcext:value-type="string">
            <text:p>No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IF([.C7]&lt;=CC;MultBR;1)*FixedBR*[.B7]-IF([.C7]&lt;=CC;MultDR;1)*FixedDR*[.B7]" office:value-type="float" office:value="147.2278074361" calcext:value-type="float">
            <text:p>147.2278074361</text:p>
          </table:table-cell>
          <table:table-cell table:formula="of:=RAND()" office:value-type="float" office:value="0.722085525747389" calcext:value-type="float">
            <text:p>0.7220855257</text:p>
          </table:table-cell>
          <table:table-cell table:style-name="ce1" table:formula="of:=IF(CC&lt;=[.C8]; &quot;Yes&quot;;&quot;No&quot;)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IF([.C8]&lt;=CC;MultBR;1)*FixedBR*[.B8]-IF([.C8]&lt;=CC;MultDR;1)*FixedDR*[.B8]" office:value-type="float" office:value="151.644641659183" calcext:value-type="float">
            <text:p>151.6446416592</text:p>
          </table:table-cell>
          <table:table-cell table:formula="of:=RAND()" office:value-type="float" office:value="0.563818744150922" calcext:value-type="float">
            <text:p>0.5638187442</text:p>
          </table:table-cell>
          <table:table-cell table:style-name="ce1" table:formula="of:=IF(CC&lt;=[.C9]; &quot;Yes&quot;;&quot;No&quot;)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IF([.C9]&lt;=CC;MultBR;1)*FixedBR*[.B9]-IF([.C9]&lt;=CC;MultDR;1)*FixedDR*[.B9]" office:value-type="float" office:value="156.193980908958" calcext:value-type="float">
            <text:p>156.193980909</text:p>
          </table:table-cell>
          <table:table-cell table:formula="of:=RAND()" office:value-type="float" office:value="0.176647354150191" calcext:value-type="float">
            <text:p>0.1766473542</text:p>
          </table:table-cell>
          <table:table-cell table:style-name="ce1" table:formula="of:=IF(CC&lt;=[.C10]; &quot;Yes&quot;;&quot;No&quot;)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IF([.C10]&lt;=CC;MultBR;1)*FixedBR*[.B10]-IF([.C10]&lt;=CC;MultDR;1)*FixedDR*[.B10]" office:value-type="float" office:value="160.879800336227" calcext:value-type="float">
            <text:p>160.8798003362</text:p>
          </table:table-cell>
          <table:table-cell table:formula="of:=RAND()" office:value-type="float" office:value="0.862281064270064" calcext:value-type="float">
            <text:p>0.8622810643</text:p>
          </table:table-cell>
          <table:table-cell table:style-name="ce1" table:formula="of:=IF(CC&lt;=[.C11]; &quot;Yes&quot;;&quot;No&quot;)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[.B11]+IF([.C11]&lt;=CC;MultBR;1)*FixedBR*[.B11]-IF([.C11]&lt;=CC;MultDR;1)*FixedDR*[.B11]" office:value-type="float" office:value="165.706194346314" calcext:value-type="float">
            <text:p>165.7061943463</text:p>
          </table:table-cell>
          <table:table-cell table:formula="of:=RAND()" office:value-type="float" office:value="0.734844017773867" calcext:value-type="float">
            <text:p>0.7348440178</text:p>
          </table:table-cell>
          <table:table-cell table:style-name="ce1" table:formula="of:=IF(CC&lt;=[.C12]; &quot;Yes&quot;;&quot;No&quot;)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[.B12]+IF([.C12]&lt;=CC;MultBR;1)*FixedBR*[.B12]-IF([.C12]&lt;=CC;MultDR;1)*FixedDR*[.B12]" office:value-type="float" office:value="170.677380176703" calcext:value-type="float">
            <text:p>170.6773801767</text:p>
          </table:table-cell>
          <table:table-cell table:formula="of:=RAND()" office:value-type="float" office:value="0.768391695572063" calcext:value-type="float">
            <text:p>0.7683916956</text:p>
          </table:table-cell>
          <table:table-cell table:style-name="ce1" table:formula="of:=IF(CC&lt;=[.C13]; &quot;Yes&quot;;&quot;No&quot;)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[.B13]+IF([.C13]&lt;=CC;MultBR;1)*FixedBR*[.B13]-IF([.C13]&lt;=CC;MultDR;1)*FixedDR*[.B13]" office:value-type="float" office:value="175.797701582005" calcext:value-type="float">
            <text:p>175.797701582</text:p>
          </table:table-cell>
          <table:table-cell table:formula="of:=RAND()" office:value-type="float" office:value="0.00280148326419294" calcext:value-type="float">
            <text:p>0.0028014833</text:p>
          </table:table-cell>
          <table:table-cell table:style-name="ce1" table:formula="of:=IF(CC&lt;=[.C14]; &quot;Yes&quot;;&quot;No&quot;)" office:value-type="string" office:string-value="No" calcext:value-type="string">
            <text:p>No</text:p>
          </table:table-cell>
          <table:table-cell table:number-columns-repeated="2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+IF([.C14]&lt;=CC;MultBR;1)*FixedBR*[.B14]-IF([.C14]&lt;=CC;MultDR;1)*FixedDR*[.B14]" office:value-type="float" office:value="111.631540504573" calcext:value-type="float">
            <text:p>111.6315405046</text:p>
          </table:table-cell>
          <table:table-cell table:formula="of:=RAND()" office:value-type="float" office:value="0.174472728744149" calcext:value-type="float">
            <text:p>0.1744727287</text:p>
          </table:table-cell>
          <table:table-cell table:style-name="ce1" table:formula="of:=IF(CC&lt;=[.C15]; &quot;Yes&quot;;&quot;No&quot;)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B15]+IF([.C15]&lt;=CC;MultBR;1)*FixedBR*[.B15]-IF([.C15]&lt;=CC;MultDR;1)*FixedDR*[.B15]" office:value-type="float" office:value="114.98048671971" calcext:value-type="float">
            <text:p>114.9804867197</text:p>
          </table:table-cell>
          <table:table-cell table:formula="of:=RAND()" office:value-type="float" office:value="0.367709403857589" calcext:value-type="float">
            <text:p>0.3677094039</text:p>
          </table:table-cell>
          <table:table-cell table:style-name="ce1" table:formula="of:=IF(CC&lt;=[.C16]; &quot;Yes&quot;;&quot;No&quot;)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B16]+IF([.C16]&lt;=CC;MultBR;1)*FixedBR*[.B16]-IF([.C16]&lt;=CC;MultDR;1)*FixedDR*[.B16]" office:value-type="float" office:value="118.429901321301" calcext:value-type="float">
            <text:p>118.4299013213</text:p>
          </table:table-cell>
          <table:table-cell table:formula="of:=RAND()" office:value-type="float" office:value="0.111522236606106" calcext:value-type="float">
            <text:p>0.1115222366</text:p>
          </table:table-cell>
          <table:table-cell table:style-name="ce1" table:formula="of:=IF(CC&lt;=[.C17]; &quot;Yes&quot;;&quot;No&quot;)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table:formula="of:=[.B17]+IF([.C17]&lt;=CC;MultBR;1)*FixedBR*[.B17]-IF([.C17]&lt;=CC;MultDR;1)*FixedDR*[.B17]" office:value-type="float" office:value="121.98279836094" calcext:value-type="float">
            <text:p>121.9827983609</text:p>
          </table:table-cell>
          <table:table-cell table:formula="of:=RAND()" office:value-type="float" office:value="0.852233259240165" calcext:value-type="float">
            <text:p>0.8522332592</text:p>
          </table:table-cell>
          <table:table-cell table:style-name="ce1" table:formula="of:=IF(CC&lt;=[.C18]; &quot;Yes&quot;;&quot;No&quot;)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table:formula="of:=[.B18]+IF([.C18]&lt;=CC;MultBR;1)*FixedBR*[.B18]-IF([.C18]&lt;=CC;MultDR;1)*FixedDR*[.B18]" office:value-type="float" office:value="125.642282311769" calcext:value-type="float">
            <text:p>125.6422823118</text:p>
          </table:table-cell>
          <table:table-cell table:formula="of:=RAND()" office:value-type="float" office:value="0.948575841262937" calcext:value-type="float">
            <text:p>0.9485758413</text:p>
          </table:table-cell>
          <table:table-cell table:style-name="ce1" table:formula="of:=IF(CC&lt;=[.C19]; &quot;Yes&quot;;&quot;No&quot;)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table:formula="of:=[.B19]+IF([.C19]&lt;=CC;MultBR;1)*FixedBR*[.B19]-IF([.C19]&lt;=CC;MultDR;1)*FixedDR*[.B19]" office:value-type="float" office:value="129.411550781122" calcext:value-type="float">
            <text:p>129.4115507811</text:p>
          </table:table-cell>
          <table:table-cell table:formula="of:=RAND()" office:value-type="float" office:value="0.764144119806588" calcext:value-type="float">
            <text:p>0.7641441198</text:p>
          </table:table-cell>
          <table:table-cell table:style-name="ce1" table:formula="of:=IF(CC&lt;=[.C20]; &quot;Yes&quot;;&quot;No&quot;)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table:formula="of:=[.B20]+IF([.C20]&lt;=CC;MultBR;1)*FixedBR*[.B20]-IF([.C20]&lt;=CC;MultDR;1)*FixedDR*[.B20]" office:value-type="float" office:value="133.293897304555" calcext:value-type="float">
            <text:p>133.2938973046</text:p>
          </table:table-cell>
          <table:table-cell table:formula="of:=RAND()" office:value-type="float" office:value="0.938584286021069" calcext:value-type="float">
            <text:p>0.938584286</text:p>
          </table:table-cell>
          <table:table-cell table:style-name="ce1" table:formula="of:=IF(CC&lt;=[.C21]; &quot;Yes&quot;;&quot;No&quot;)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table:formula="of:=[.B21]+IF([.C21]&lt;=CC;MultBR;1)*FixedBR*[.B21]-IF([.C21]&lt;=CC;MultDR;1)*FixedDR*[.B21]" office:value-type="float" office:value="137.292714223692" calcext:value-type="float">
            <text:p>137.2927142237</text:p>
          </table:table-cell>
          <table:table-cell table:formula="of:=RAND()" office:value-type="float" office:value="0.101384004577994" calcext:value-type="float">
            <text:p>0.1013840046</text:p>
          </table:table-cell>
          <table:table-cell table:style-name="ce1" table:formula="of:=IF(CC&lt;=[.C22]; &quot;Yes&quot;;&quot;No&quot;)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table:formula="of:=[.B22]+IF([.C22]&lt;=CC;MultBR;1)*FixedBR*[.B22]-IF([.C22]&lt;=CC;MultDR;1)*FixedDR*[.B22]" office:value-type="float" office:value="141.411495650403" calcext:value-type="float">
            <text:p>141.4114956504</text:p>
          </table:table-cell>
          <table:table-cell table:formula="of:=RAND()" office:value-type="float" office:value="0.362680308520794" calcext:value-type="float">
            <text:p>0.3626803085</text:p>
          </table:table-cell>
          <table:table-cell table:style-name="ce1" table:formula="of:=IF(CC&lt;=[.C23]; &quot;Yes&quot;;&quot;No&quot;)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table:formula="of:=[.B23]+IF([.C23]&lt;=CC;MultBR;1)*FixedBR*[.B23]-IF([.C23]&lt;=CC;MultDR;1)*FixedDR*[.B23]" office:value-type="float" office:value="145.653840519915" calcext:value-type="float">
            <text:p>145.6538405199</text:p>
          </table:table-cell>
          <table:table-cell table:formula="of:=RAND()" office:value-type="float" office:value="0.150331021985039" calcext:value-type="float">
            <text:p>0.150331022</text:p>
          </table:table-cell>
          <table:table-cell table:style-name="ce1" table:formula="of:=IF(CC&lt;=[.C24]; &quot;Yes&quot;;&quot;No&quot;)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table:formula="of:=[.B24]+IF([.C24]&lt;=CC;MultBR;1)*FixedBR*[.B24]-IF([.C24]&lt;=CC;MultDR;1)*FixedDR*[.B24]" office:value-type="float" office:value="150.023455735512" calcext:value-type="float">
            <text:p>150.0234557355</text:p>
          </table:table-cell>
          <table:table-cell table:formula="of:=RAND()" office:value-type="float" office:value="0.108385419705883" calcext:value-type="float">
            <text:p>0.1083854197</text:p>
          </table:table-cell>
          <table:table-cell table:style-name="ce1" table:formula="of:=IF(CC&lt;=[.C25]; &quot;Yes&quot;;&quot;No&quot;)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table:formula="of:=[.B25]+IF([.C25]&lt;=CC;MultBR;1)*FixedBR*[.B25]-IF([.C25]&lt;=CC;MultDR;1)*FixedDR*[.B25]" office:value-type="float" office:value="154.524159407578" calcext:value-type="float">
            <text:p>154.5241594076</text:p>
          </table:table-cell>
          <table:table-cell table:formula="of:=RAND()" office:value-type="float" office:value="0.38929242733866" calcext:value-type="float">
            <text:p>0.3892924273</text:p>
          </table:table-cell>
          <table:table-cell table:style-name="ce1" table:formula="of:=IF(CC&lt;=[.C26]; &quot;Yes&quot;;&quot;No&quot;)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table:formula="of:=[.B26]+IF([.C26]&lt;=CC;MultBR;1)*FixedBR*[.B26]-IF([.C26]&lt;=CC;MultDR;1)*FixedDR*[.B26]" office:value-type="float" office:value="159.159884189805" calcext:value-type="float">
            <text:p>159.1598841898</text:p>
          </table:table-cell>
          <table:table-cell table:formula="of:=RAND()" office:value-type="float" office:value="0.912111468380317" calcext:value-type="float">
            <text:p>0.9121114684</text:p>
          </table:table-cell>
          <table:table-cell table:style-name="ce1" table:formula="of:=IF(CC&lt;=[.C27]; &quot;Yes&quot;;&quot;No&quot;)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table:formula="of:=[.B27]+IF([.C27]&lt;=CC;MultBR;1)*FixedBR*[.B27]-IF([.C27]&lt;=CC;MultDR;1)*FixedDR*[.B27]" office:value-type="float" office:value="163.934680715499" calcext:value-type="float">
            <text:p>163.9346807155</text:p>
          </table:table-cell>
          <table:table-cell table:formula="of:=RAND()" office:value-type="float" office:value="0.0828405332285911" calcext:value-type="float">
            <text:p>0.0828405332</text:p>
          </table:table-cell>
          <table:table-cell table:style-name="ce1" table:formula="of:=IF(CC&lt;=[.C28]; &quot;Yes&quot;;&quot;No&quot;)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table:formula="of:=[.B28]+IF([.C28]&lt;=CC;MultBR;1)*FixedBR*[.B28]-IF([.C28]&lt;=CC;MultDR;1)*FixedDR*[.B28]" office:value-type="float" office:value="168.852721136964" calcext:value-type="float">
            <text:p>168.852721137</text:p>
          </table:table-cell>
          <table:table-cell table:formula="of:=RAND()" office:value-type="float" office:value="0.461960328742862" calcext:value-type="float">
            <text:p>0.4619603287</text:p>
          </table:table-cell>
          <table:table-cell table:style-name="ce1" table:formula="of:=IF(CC&lt;=[.C29]; &quot;Yes&quot;;&quot;No&quot;)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table:formula="of:=[.B29]+IF([.C29]&lt;=CC;MultBR;1)*FixedBR*[.B29]-IF([.C29]&lt;=CC;MultDR;1)*FixedDR*[.B29]" office:value-type="float" office:value="173.918302771073" calcext:value-type="float">
            <text:p>173.9183027711</text:p>
          </table:table-cell>
          <table:table-cell table:formula="of:=RAND()" office:value-type="float" office:value="0.325831488939002" calcext:value-type="float">
            <text:p>0.3258314889</text:p>
          </table:table-cell>
          <table:table-cell table:style-name="ce1" table:formula="of:=IF(CC&lt;=[.C30]; &quot;Yes&quot;;&quot;No&quot;)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table:formula="of:=[.B30]+IF([.C30]&lt;=CC;MultBR;1)*FixedBR*[.B30]-IF([.C30]&lt;=CC;MultDR;1)*FixedDR*[.B30]" office:value-type="float" office:value="179.135851854205" calcext:value-type="float">
            <text:p>179.1358518542</text:p>
          </table:table-cell>
          <table:table-cell table:formula="of:=RAND()" office:value-type="float" office:value="0.747603605967015" calcext:value-type="float">
            <text:p>0.747603606</text:p>
          </table:table-cell>
          <table:table-cell table:style-name="ce1" table:formula="of:=IF(CC&lt;=[.C31]; &quot;Yes&quot;;&quot;No&quot;)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table:formula="of:=[.B31]+IF([.C31]&lt;=CC;MultBR;1)*FixedBR*[.B31]-IF([.C31]&lt;=CC;MultDR;1)*FixedDR*[.B31]" office:value-type="float" office:value="184.509927409831" calcext:value-type="float">
            <text:p>184.5099274098</text:p>
          </table:table-cell>
          <table:table-cell table:formula="of:=RAND()" office:value-type="float" office:value="0.182962759165093" calcext:value-type="float">
            <text:p>0.1829627592</text:p>
          </table:table-cell>
          <table:table-cell table:style-name="ce1" table:formula="of:=IF(CC&lt;=[.C32]; &quot;Yes&quot;;&quot;No&quot;)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 table:number-rows-repeated="104854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>
        <table:named-range table:name="CC" table:base-cell-address="$Environmental.$F$4" table:cell-range-address="$Environmental.$F$4"/>
        <table:named-range table:name="FixedBR" table:base-cell-address="$Environmental.$F$2" table:cell-range-address="$Environmental.$F$2"/>
        <table:named-range table:name="FixedDR" table:base-cell-address="$Environmental.$F$3" table:cell-range-address="$Environmental.$F$3"/>
        <table:named-range table:name="MeanBR" table:base-cell-address="$Demographic.$E$2" table:cell-range-address="$Demographic.$E$2"/>
        <table:named-range table:name="MeanDR" table:base-cell-address="$Demographic.$F$2" table:cell-range-address="$Demographic.$F$2"/>
        <table:named-range table:name="MultBR" table:base-cell-address="$Environmental.$F$5" table:cell-range-address="$Environmental.$F$5"/>
        <table:named-range table:name="MultDR" table:base-cell-address="$Environmental.$F$6" table:cell-range-address="$Environmental.$F$6"/>
        <table:named-range table:name="StDevBR" table:base-cell-address="$Demographic.$E$3" table:cell-range-address="$Demographic.$E$3"/>
        <table:named-range table:name="StDevDR" table:base-cell-address="$Demographic.$F$3" table:cell-range-address="$Demographic.$F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0T10:13:06.907117970</meta:creation-date>
    <dc:date>2014-02-10T11:01:16.520833844</dc:date>
    <meta:editing-duration>PT35S</meta:editing-duration>
    <meta:editing-cycles>1</meta:editing-cycles>
    <meta:document-statistic meta:table-count="2" meta:cell-count="252" meta:object-count="2"/>
    <meta:generator>LibreOffice/4.1.3.2$Linux_X86_64 LibreOffice_project/4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07cm" svg:y="4.201cm" style:legend-expansion="high" chart:style-name="ch2"/>
        <chart:plot-area chart:style-name="ch3" table:cell-range-address="Demographic.A1:Demographic.B52" chart:data-source-has-labels="row" svg:x="0.77cm" svg:y="0.855cm" svg:width="11.897cm" svg:height="7.545cm">
          <chartooo:coordinate-region svg:x="1.947cm" svg:y="1.054cm" svg:width="10.534cm" svg:height="7.1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emographic.B2:Demographic.B52" chart:label-cell-address="Demographic.B1:Demographic.B1" chart:class="chart:scatter">
            <chart:domain table:cell-range-address="Demographic.A2:Demographic.A52"/>
            <chart:data-point chart:repeated="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quirrels</text:p>
                <draw:g>
                  <svg:desc>Demographic.B1:Demographic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emographic.A2:Demographic.A52</svg:desc>
                </draw:g>
              </table:table-cell>
              <table:table-cell office:value-type="float" office:value="200">
                <text:p>200</text:p>
                <draw:g>
                  <svg:desc>Demographic.B2:Demographic.B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77.842554680729">
                <text:p>277.8425546807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59.184884775327">
                <text:p>359.1848847753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94.705285440908">
                <text:p>194.7052854409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93.737144608176">
                <text:p>193.7371446081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80.135805297872">
                <text:p>380.1358052978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01.797512024704">
                <text:p>601.7975120247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12.484848717647">
                <text:p>612.4848487176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62.1795639435">
                <text:p>862.17956394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228.17576831784">
                <text:p>1228.175768317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765.23913800673">
                <text:p>1765.239138006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970.8356216682">
                <text:p>1970.83562166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998.02219936604">
                <text:p>2998.022199366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4971.37370820411">
                <text:p>4971.373708204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9271.34181340591">
                <text:p>9271.341813405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4160.6690395687">
                <text:p>14160.66903956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21914.6780754737">
                <text:p>21914.67807547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1433.0583725908">
                <text:p>11433.05837259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5408.3526734808">
                <text:p>15408.35267348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5754.3436834804">
                <text:p>15754.34368348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8092.1700351782">
                <text:p>18092.17003517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-1004.46824308515">
                <text:p>-1004.468243085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07cm" svg:y="4.201cm" style:legend-expansion="high" chart:style-name="ch2"/>
        <chart:plot-area chart:style-name="ch3" table:cell-range-address="Environmental.A1:Environmental.B32" chart:data-source-has-labels="row" svg:x="0.77cm" svg:y="0.855cm" svg:width="11.897cm" svg:height="7.545cm">
          <chartooo:coordinate-region svg:x="1.577cm" svg:y="1.054cm" svg:width="10.903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Environmental.B2:Environmental.B32" chart:label-cell-address="Environmental.B1:Environmental.B1" chart:class="chart:scatter">
            <chart:domain table:cell-range-address="Environmental.A2:Environmental.A32"/>
            <chart:data-point chart:repeated="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quirrels</text:p>
                <draw:g>
                  <svg:desc>Environmental.B1:Environmental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Environmental.A2:Environmental.A32</svg:desc>
                </draw:g>
              </table:table-cell>
              <table:table-cell office:value-type="float" office:value="200">
                <text:p>200</text:p>
                <draw:g>
                  <svg:desc>Environmental.B2:Environmental.B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12.18">
                <text:p>212.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18.5454">
                <text:p>218.54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25.101762">
                <text:p>225.1017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31.85481486">
                <text:p>231.854814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47.2278074361">
                <text:p>147.22780743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51.644641659183">
                <text:p>151.6446416591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56.193980908958">
                <text:p>156.1939809089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60.879800336227">
                <text:p>160.8798003362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65.706194346314">
                <text:p>165.7061943463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70.677380176703">
                <text:p>170.6773801767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75.797701582005">
                <text:p>175.7977015820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11.631540504573">
                <text:p>111.6315405045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14.98048671971">
                <text:p>114.980486719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18.429901321301">
                <text:p>118.4299013213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21.98279836094">
                <text:p>121.982798360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25.642282311769">
                <text:p>125.6422823117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29.411550781122">
                <text:p>129.4115507811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33.293897304555">
                <text:p>133.2938973045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37.292714223692">
                <text:p>137.2927142236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41.411495650403">
                <text:p>141.4114956504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45.653840519915">
                <text:p>145.6538405199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50.023455735512">
                <text:p>150.0234557355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54.524159407578">
                <text:p>154.5241594075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59.159884189805">
                <text:p>159.1598841898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63.934680715499">
                <text:p>163.9346807154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68.852721136964">
                <text:p>168.8527211369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73.918302771073">
                <text:p>173.9183027710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79.135851854205">
                <text:p>179.1358518542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84.509927409831">
                <text:p>184.5099274098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